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" style:parent-style-name="DefaultParagraphFont" style:family="text">
      <style:text-properties fo:color="#000000" fo:language="en" fo:country="US"/>
    </style:style>
    <style:style style:name="T4" style:parent-style-name="DefaultParagraphFont" style:family="text">
      <style:text-properties fo:color="#000000" fo:language="en" fo:country="US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/>
    </style:style>
    <style:style style:name="P8" style:parent-style-name="Standard" style:family="paragraph">
      <style:text-properties fo:color="#000000"/>
    </style:style>
    <style:style style:name="P9" style:parent-style-name="Standard" style:family="paragraph">
      <style:text-properties fo:color="#000000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/>
    </style:style>
    <style:style style:name="P12" style:parent-style-name="Standard" style:family="paragraph">
      <style:text-properties fo:color="#000000"/>
    </style:style>
    <style:style style:name="P13" style:parent-style-name="Standard" style:family="paragraph">
      <style:text-properties fo:color="#000000"/>
    </style:style>
    <style:style style:name="P14" style:parent-style-name="Standard" style:family="paragraph">
      <style:text-properties fo:color="#000000" fo:language="en" fo:country="US"/>
    </style:style>
    <style:style style:name="P15" style:parent-style-name="Standard" style:family="paragraph">
      <style:text-properties fo:color="#000000" fo:language="en" fo:country="US"/>
    </style:style>
    <style:style style:name="P16" style:parent-style-name="Standard" style:family="paragraph">
      <style:text-properties fo:color="#000000"/>
    </style:style>
    <style:style style:name="P17" style:parent-style-name="Standard" style:family="paragraph">
      <style:text-properties fo:color="#000000"/>
    </style:style>
    <style:style style:name="P18" style:parent-style-name="Standard" style:family="paragraph">
      <style:text-properties fo:color="#000000"/>
    </style:style>
    <style:style style:name="P19" style:parent-style-name="Standard" style:family="paragraph">
      <style:text-properties fo:color="#000000"/>
    </style:style>
    <style:style style:name="P20" style:parent-style-name="Standard" style:family="paragraph">
      <style:text-properties fo:color="#000000"/>
    </style:style>
    <style:style style:name="P21" style:parent-style-name="Standard" style:family="paragraph">
      <style:text-properties fo:color="#000000" fo:language="en" fo:country="US"/>
    </style:style>
    <style:style style:name="P22" style:parent-style-name="Standard" style:family="paragraph">
      <style:text-properties fo:color="#000000" fo:language="en" fo:country="US"/>
    </style:style>
    <style:style style:name="P23" style:parent-style-name="Standard" style:family="paragraph"/>
    <style:style style:name="T24" style:parent-style-name="DefaultParagraphFont" style:family="text">
      <style:text-properties fo:color="#000000" fo:language="en" fo:country="US"/>
    </style:style>
    <style:style style:name="T25" style:parent-style-name="DefaultParagraphFont" style:family="text">
      <style:text-properties fo:color="#000000"/>
    </style:style>
    <style:style style:name="P26" style:parent-style-name="Standard" style:family="paragraph">
      <style:text-properties fo:color="#000000"/>
    </style:style>
    <style:style style:name="P27" style:parent-style-name="Standard" style:family="paragraph">
      <style:text-properties fo:color="#000000"/>
    </style:style>
    <style:style style:name="P28" style:parent-style-name="Standard" style:family="paragraph">
      <style:text-properties fo:color="#000000"/>
    </style:style>
    <style:style style:name="P29" style:parent-style-name="Standard" style:family="paragraph">
      <style:text-properties fo:color="#000000"/>
    </style:style>
    <style:style style:name="P30" style:parent-style-name="Standard" style:family="paragraph"/>
    <style:style style:name="T31" style:parent-style-name="DefaultParagraphFont" style:family="text">
      <style:text-properties fo:color="#000000"/>
    </style:style>
  </office:automatic-styles>
  <office:body>
    <office:text text:use-soft-page-breaks="true">
      <text:p text:style-name="P1"><text:span text:style-name="T2">Meeting Agenda</text:span></text:p>
      <text:p text:style-name="Standard"><text:span text:style-name="T3">Location: EDIT 3358</text:span></text:p>
      <text:p text:style-name="Standard"><text:span text:style-name="T4">Date: 2011-04-05</text:span></text:p>
      <text:p text:style-name="Standard"><text:span text:style-name="T5">Time: 13:00 - 14:00</text:span></text:p>
      <text:p text:style-name="Standard"><text:span text:style-name="T6">Facilitator: Magnus</text:span></text:p>
      <text:p text:style-name="Standard"><text:span text:style-name="T7">Participants: Fredrik H, Fredrik T, Magnus, Johannes</text:span></text:p>
      <text:list text:style-name="LS1">
        <text:list-item>
          <text:p text:style-name="P8">Objectives</text:p>
          <text:list text:continue-numbering="true">
            <text:list-item>
              <text:p text:style-name="P9">Discuss plugins<text:s/></text:p>
            </text:list-item>
            <text:list-item>
              <text:p text:style-name="P10">Class for images<text:s/></text:p>
            </text:list-item>
          </text:list>
        </text:list-item>
        <text:list-item>
          <text:p text:style-name="P11">Reports</text:p>
          <text:list text:continue-numbering="true">
            <text:list-item>
              <text:p text:style-name="P12">Johannes has made a GUI</text:p>
            </text:list-item>
            <text:list-item>
              <text:p text:style-name="P13">Fredrik H fails again</text:p>
            </text:list-item>
            <text:list-item>
              <text:p text:style-name="P14">Fredrik T<text:s/>has made an interface for filters</text:p>
            </text:list-item>
            <text:list-item>
              <text:p text:style-name="P15">Magnus has constructed FilterContainer and ActiveFilters</text:p>
            </text:list-item>
          </text:list>
        </text:list-item>
        <text:list-item>
          <text:p text:style-name="P16">Discussion items</text:p>
          <text:list text:continue-numbering="true">
            <text:list-item>
              <text:p text:style-name="P17">General GUI implementation of filters</text:p>
            </text:list-item>
            <text:list-item>
              <text:p text:style-name="P18">Plugins</text:p>
            </text:list-item>
            <text:list-item>
              <text:p text:style-name="P19">Multi wrapper class for images</text:p>
            </text:list-item>
          </text:list>
        </text:list-item>
        <text:list-item>
          <text:p text:style-name="P20">Outcomes and assignments</text:p>
          <text:list text:continue-numbering="true">
            <text:list-item>
              <text:p text:style-name="P21">Wrapper class should be initiated with URL, BufferdImages should be produced when needed (i.e. at last stage when filters are applied)</text:p>
            </text:list-item>
            <text:list-item>
              <text:p text:style-name="P22">Johannes fixes working use case: add image</text:p>
            </text:list-item>
            <text:list-item>
              <text:p text:style-name="P23"><text:span text:style-name="T24">Fredrik H fixes sequence diagram?<text:s/></text:span><text:span text:style-name="T25">Wrapper class.</text:span></text:p>
            </text:list-item>
          </text:list>
        </text:list-item>
        <text:list-item>
          <text:p text:style-name="P26">Wrap up</text:p>
          <text:list text:continue-numbering="true">
            <text:list-item>
              <text:p text:style-name="P27">Next meeting Thursday 2011-04-07 11:00-12:00</text:p>
              <text:list text:continue-numbering="true">
                <text:list-item>
                  <text:list>
                    <text:list-item>
                      <text:p text:style-name="P28">Start SDD</text:p>
                    </text:list-item>
                    <text:list-item>
                      <text:p text:style-name="P29">Decide more<text:s/>use case implements</text:p>
                    </text:list-item>
                    <text:list-item>
                      <text:p text:style-name="P30"><text:span text:style-name="T31">Write more use case?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 fo:hyphenate="false"/>
    </style:style>
    <style:style style:name="TableNormal1" style:display-name="Table Normal1" style:family="paragraph">
      <style:text-properties fo:hyphenate="false"/>
    </style:style>
    <style:style style:name="NoList1" style:display-name="No List1" style:family="paragraph">
      <style:text-properties fo:hyphenate="false"/>
    </style:style>
    <style:style style:name="LLS_1_0" style:display-name="LLS_1_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1" style:display-name="LLS_1_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2" style:display-name="LLS_1_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3" style:display-name="LLS_1_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4" style:display-name="LLS_1_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5" style:display-name="LLS_1_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6" style:display-name="LLS_1_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7" style:display-name="LLS_1_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8" style:display-name="LLS_1_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/>
    <dc:creator>skoldator</dc:creator>
    <meta:creation-date>2011-04-07T09:34:00Z</meta:creation-date>
    <dc:date>2011-04-07T09:35:00Z</dc:date>
    <meta:template xlink:href="Normal.dotm" xlink:type="simple"/>
    <meta:editing-cycles>2</meta:editing-cycles>
    <meta:editing-duration>PT60S</meta:editing-duration>
    <meta:document-statistic meta:page-count="1" meta:paragraph-count="1" meta:word-count="128" meta:character-count="807" meta:row-count="5" meta:non-whitespace-character-count="680"/>
  </office:meta>
</office:document-meta>
</file>